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315" officeooo:paragraph-rsid="001f8315"/>
    </style:style>
    <style:style style:name="P2" style:family="paragraph" style:parent-style-name="Standard">
      <style:text-properties officeooo:rsid="001fcd70" officeooo:paragraph-rsid="001fcd70"/>
    </style:style>
    <style:style style:name="T1" style:family="text">
      <style:text-properties officeooo:rsid="002092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Project Pakayi mechi file@ <text:s/>amboxjutyamb copy enq anum mer root papkayi mech</text:p>
      <text:p text:style-name="P1">2) Mer copy arac fileri mech stexcum &lt;&lt; public &gt;&gt; anunov papka ev</text:p>
      <text:p text:style-name="P2">3) Ev public papkayi mech copy enq anum mer amboxj <text:s/><text:span text:style-name="T1">&lt;&lt; Genius_HYIP_v2.0 &gt;&gt; papkaner@ u fil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01:28:46.818347652</meta:creation-date>
    <dc:date>2022-08-04T01:51:01.058391704</dc:date>
    <meta:editing-duration>PT1M33S</meta:editing-duration>
    <meta:editing-cycles>1</meta:editing-cycles>
    <meta:document-statistic meta:table-count="0" meta:image-count="0" meta:object-count="0" meta:page-count="1" meta:paragraph-count="3" meta:word-count="41" meta:character-count="235" meta:non-whitespace-character-count="195"/>
    <meta:generator>LibreOffice/6.4.7.2$Linux_X86_64 LibreOffice_project/40$Build-2</meta:generator>
  </office:meta>
</office:document-meta>
</file>